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4c90" officeooo:paragraph-rsid="0012c0c3"/>
    </style:style>
    <style:style style:name="P2" style:family="paragraph" style:parent-style-name="Standard" style:list-style-name="L1">
      <style:text-properties officeooo:rsid="0012c0c3" officeooo:paragraph-rsid="0012c0c3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hild: free movement through the city</text:p>
        </text:list-item>
        <text:list-item>
          <text:p text:style-name="P2">once reaching <text:span text:style-name="T1">gate, gets taken away from soldiers</text:span></text:p>
        </text:list-item>
        <text:list-item>
          <text:p text:style-name="P2"><text:span text:style-name="T1">working in coal mine</text:span></text:p>
        </text:list-item>
        <text:list-item>
          <text:p text:style-name="P2">walk back home</text:p>
        </text:list-item>
        <text:list-item>
          <text:p text:style-name="P2">forest scenario: <text:span text:style-name="T1">best friend starts waldbrand</text:span></text:p>
        </text:list-item>
        <text:list-item>
          <text:p text:style-name="P2"><text:span text:style-name="T1">counter attack: fight for freedo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3:18:14.908000000</meta:creation-date>
    <dc:date>2023-11-17T13:29:19.946000000</dc:date>
    <meta:editing-duration>PT10M39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6" meta:word-count="38" meta:character-count="204" meta:non-whitespace-character-count="178"/>
  </office:meta>
</office:document-meta>
</file>